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2</text:p>
      <text:p text:style-name="Standard">„Anmeldung zusätzlicher Fahrzeuge“</text:p>
      <text:p text:style-name="Standard"/>
      <text:p text:style-name="Standard">Ein schon angemeldeter LKW-Fahrer ist in der Lage zusätzliche Fahrzeuge hinzufügen bzw. aus dem System zu löschen. Dazu geht er auf die Homepage und über ein Link auf spezielle Seite.</text:p>
      <text:p text:style-name="Standard"/>
      <text:p text:style-name="Standard">Seine Fahrzeuge können gleichzeitig fahren und werden alle im System berücksichtigt.</text:p>
      <text:p text:style-name="Standard"/>
      <text:p text:style-name="Standard">Für je zusätzliches Fahrzeug sind folgende Felder auszufüllen:</text:p>
      <text:list xml:id="list437174169" text:style-name="L1">
        <text:list-item>
          <text:p text:style-name="P1">LKW-Modell</text:p>
        </text:list-item>
        <text:list-item>
          <text:p text:style-name="P1">Fahrzeugnummer</text:p>
        </text:list-item>
        <text:list-item>
          <text:p text:style-name="P1">Max. Anzahl Euro-Paletten (und <text:s/>(optional) Volumen in m^3)</text:p>
        </text:list-item>
        <text:list-item>
          <text:p text:style-name="P1">Preis pro km (optional)</text:p>
        </text:list-item>
        <text:list-item>
          <text:p text:style-name="P1">Preis pro Stunde Wartezeit (optional)</text:p>
        </text:list-item>
        <text:list-item>
          <text:p text:style-name="P1">Handy-Nummer</text:p>
        </text:list-item>
        <text:list-item>
          <text:p text:style-name="P1">Email (optional)</text:p>
        </text:list-item>
        <text:list-item>
          <text:p text:style-name="P1">Postleitzahl seiner Home-Station (dies ist notwendig, damit das System die Auftragsvergabe so optimieren kann, dass der Fahrer möglichst für Rückweg Aufträge erhält).</text:p>
          <text:p text:style-name="P1">Wenn nicht angegeben wird PLZ des Firmensitzes (Driver) angenomm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7:40:12</meta:creation-date>
    <dc:date>2012-11-19T18:55:13</dc:date>
    <dc:creator>Mr.H </dc:creator>
    <meta:editing-duration>PT00H12M42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14" meta:word-count="118" meta:character-count="787"/>
  </office:meta>
</office:document-meta>
</file>